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b2a5" officeooo:paragraph-rsid="000fb2a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fb2a5" officeooo:paragraph-rsid="000fb2a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1704" officeooo:paragraph-rsid="00101704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101704" officeooo:paragraph-rsid="0010170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01704" officeooo:paragraph-rsid="0010170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0b8d4" officeooo:paragraph-rsid="0010b8d4" style:font-weight-asian="normal" style:font-weight-complex="normal"/>
    </style:style>
    <style:style style:name="T1" style:family="text">
      <style:text-properties officeooo:rsid="00131a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– Vetores</text:p>
      <text:p text:style-name="P1"/>
      <text:p text:style-name="P2">1. Faça um programa que preencha dois vetores de dez elementos numéricos cada um e mostre o vetor resultante da intercalação deles.</text:p>
      <text:p text:style-name="P2"/>
      <text:p text:style-name="P2">Exemplo:</text:p>
      <text:p text:style-name="P2"/>
      <text:p text:style-name="P2">Vetor 1 = [ 3, 5, 4, 2, 2, 5, 3, 2, 5, 9 ]</text:p>
      <text:p text:style-name="P2">Vetor 2 = [ 7, 15, 20, 0, 18, 4, 55, 23, 8, 6 ]</text:p>
      <text:p text:style-name="P2">Vetor Resultante = [ 3, 7, 5, 15, 4, 20, 2, 0, 2, 18, 5, 4, 3, 55, 2, 23, 5, 8, 9, 6 ]</text:p>
      <text:p text:style-name="P2"/>
      <text:p text:style-name="P2">2. Faça um programa que preencha um vetor com nove números inteiros, calcule e mostre os números primos e suas respectivas posições.</text:p>
      <text:p text:style-name="P2"/>
      <text:p text:style-name="P2">3. Faça um programa que preencha um vetor com oito números inteiros, calcule e mostre dois vetores resultantes. O primeiro vetor resultante deve conter os números positivos; o segundo deve conter os números negativos. Cada vetor resultante vai ter no máximo, oito posições, que poderão não ser completamente utilizadas.</text:p>
      <text:p text:style-name="P2"/>
      <text:p text:style-name="P2">4. Faça um programa que preencha um vetor com dez números inteiros, calcule e mostre o vetor resultante de uma ordenação crescente.</text:p>
      <text:p text:style-name="P2"/>
      <text:p text:style-name="P2">Exemplo:</text:p>
      <text:p text:style-name="P2"/>
      <text:p text:style-name="P2">Entrada = [ 3, 2, 0, 4, 1, 9, 8, 5, 6, 7 ]</text:p>
      <text:p text:style-name="P2">Saída = [ 0, 1, 2, 3, 4, 5, 6, 7, 8, 9 ]</text:p>
      <text:p text:style-name="P2"/>
      <text:p text:style-name="P2">5. Faça um programa que preencha um vetor com dez números inteiros, calcule e mostre o vetor resultante de uma ordenação decrescente.</text:p>
      <text:p text:style-name="P2"/>
      <text:p text:style-name="P2">Exemplo:</text:p>
      <text:p text:style-name="P2"/>
      <text:p text:style-name="P2">Entrada = [ 3, 2, 0, 4, 1, 9, 8, 5, 6, 7 ]</text:p>
      <text:p text:style-name="P2">Saída = [ 9, 8, 7, 6, 5, 4, 3, 2, 1, 0 ]</text:p>
      <text:p text:style-name="P2"/>
      <text:p text:style-name="P3">6. Faça um programa para corrigir provas de múltipla escolha. Cada prova tem oito questões e cada questão vale um ponto. O primeiro conjunto de dados a ser lido é o gabarito da prova. Os outros dados são: os <text:span text:style-name="T1">nomes</text:span> dos alunos e as respostas que deram às questões. Existem dez alunos matriculados. Calcule e mostre:</text:p>
      <text:list xml:id="list2778745788" text:style-name="L1">
        <text:list-item>
          <text:p text:style-name="P4">O <text:span text:style-name="T1">nome</text:span> e a nota de cada aluno;</text:p>
        </text:list-item>
        <text:list-item>
          <text:p text:style-name="P4">A porcentagem de alunos aprovados em relação a quantidade total de alunos sabendo-se que a nota mínima para aprovação é de seis pontos.</text:p>
        </text:list-item>
      </text:list>
      <text:p text:style-name="P3"/>
      <text:p text:style-name="P6">7. Elabore um programa que preencha uma matriz 6 x 4 com números inteiros, calcule e mostre quantos elementos dessa matriz são maiores que 30.</text:p>
      <text:p text:style-name="P6"/>
      <text:p text:style-name="P6">8. Crie um programa que preencha uma matriz 10 x 20 com números inteiros e some cada uma das linhas, armazenando o resultado das somas em um vetor. A seguir, o programa deverá multiplicar cada elemento da matriz pela soma da linha correspondente e mostrar a soma da matriz resul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0:15:02.416623610</meta:creation-date>
    <dc:date>2018-06-22T01:14:45.512959632</dc:date>
    <meta:editing-duration>PT47M55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21" meta:word-count="419" meta:character-count="2144" meta:non-whitespace-character-count="1747"/>
  </office:meta>
</office:document-meta>
</file>